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1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10">
      <style:table-cell-properties fo:background-color="#f04e4d" fo:border="0.99pt solid #000000"/>
    </style:style>
    <style:style style:name="ce9" style:family="table-cell" style:parent-style-name="Default" style:data-style-name="N110">
      <style:table-cell-properties fo:border="0.99pt solid #000000"/>
    </style:style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10" style:family="table-cell" style:parent-style-name="Default" style:data-style-name="N111">
      <style:table-cell-properties fo:border="0.99pt solid #000000"/>
    </style:style>
    <style:style style:name="ce11" style:family="table-cell" style:parent-style-name="Default">
      <style:table-cell-properties fo:background-color="transparent"/>
    </style:style>
    <style:style style:name="ce1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shapes>
          <draw:frame draw:z-index="0" draw:style-name="gr1" draw:text-style-name="P1" svg:width="159.99mm" svg:height="89.99mm" svg:x="30.66mm" svg:y="66.64mm">
            <draw:object draw:notify-on-update-of-ranges="cmos.A10:cmos.A10 cmos.B10:cmos.L10 cmos.A11:cmos.A11 cmos.B11:cmos.L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8"/>
        <table:table-column table:style-name="co3" table:default-cell-style-name="ce9"/>
        <table:table-column table:style-name="co3" table:number-columns-repeated="3" table:default-cell-style-name="ce8"/>
        <table:table-column table:style-name="co3" table:number-columns-repeated="2" table:default-cell-style-name="ce9"/>
        <table:table-column table:style-name="co3" table:default-cell-style-name="ce8"/>
        <table:table-column table:style-name="co3" table:default-cell-style-name="ce9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ET (Linear Energy Transfer)</text:p>
          </table:table-cell>
          <table:covered-table-cell table:style-name="ce1"/>
          <table:covered-table-cell table:number-columns-repeated="8"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/>
        </table:table-row>
        <table:table-row table:style-name="ro1">
          <table:table-cell office:value-type="string" calcext:value-type="string">
            <text:p>00</text:p>
          </table:table-cell>
          <table:table-cell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 table:number-columns-repeated="3" office:value-type="float" office:value="0.000015" calcext:value-type="float">
            <text:p>15,0E-06</text:p>
          </table:table-cell>
          <table:table-cell table:number-columns-repeated="2" table:style-name="ce8" office:value-type="float" office:value="0.000031" calcext:value-type="float">
            <text:p>31,0E-06</text:p>
          </table:table-cell>
          <table:table-cell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float" office:value="0.000015" calcext:value-type="float">
            <text:p>15,0E-06</text:p>
          </table:table-cell>
          <table:table-cell office:value-type="float" office:value="0.000037" calcext:value-type="float">
            <text:p>37,0E-06</text:p>
          </table:table-cell>
          <table:table-cell table:number-columns-repeated="3" office:value-type="float" office:value="0.000015" calcext:value-type="float">
            <text:p>15,0E-06</text:p>
          </table:table-cell>
          <table:table-cell table:number-columns-repeated="2" office:value-type="float" office:value="0.000037" calcext:value-type="float">
            <text:p>37,0E-06</text:p>
          </table:table-cell>
          <table:table-cell office:value-type="float" office:value="0.000015" calcext:value-type="float">
            <text:p>15,0E-06</text:p>
          </table:table-cell>
          <table:table-cell office:value-type="float" office:value="0.000037" calcext:value-type="float">
            <text:p>37,0E-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5" calcext:value-type="float">
            <text:p>15,0E-06</text:p>
          </table:table-cell>
          <table:table-cell office:value-type="float" office:value="0.000037" calcext:value-type="float">
            <text:p>37,0E-06</text:p>
          </table:table-cell>
          <table:table-cell table:number-columns-repeated="3" office:value-type="float" office:value="0.000015" calcext:value-type="float">
            <text:p>15,0E-06</text:p>
          </table:table-cell>
          <table:table-cell table:number-columns-repeated="2" office:value-type="float" office:value="0.000037" calcext:value-type="float">
            <text:p>37,0E-06</text:p>
          </table:table-cell>
          <table:table-cell office:value-type="float" office:value="0.000015" calcext:value-type="float">
            <text:p>15,0E-06</text:p>
          </table:table-cell>
          <table:table-cell office:value-type="float" office:value="0.000037" calcext:value-type="float">
            <text:p>37,0E-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 table:style-name="ce9" office:value-type="float" office:value="0.000029" calcext:value-type="float">
            <text:p>29,0E-06</text:p>
          </table:table-cell>
          <table:table-cell table:number-columns-repeated="2" office:value-type="float" office:value="0.000015" calcext:value-type="float">
            <text:p>15,0E-06</text:p>
          </table:table-cell>
          <table:table-cell table:number-columns-repeated="2" table:style-name="ce8" office:value-type="float" office:value="0.000031" calcext:value-type="float">
            <text:p>31,0E-06</text:p>
          </table:table-cell>
          <table:table-cell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/>
        </table:table-row>
        <table:table-row table:style-name="ro1">
          <table:table-cell table:style-name="ce7" table:number-columns-repeated="10"/>
          <table:table-cell/>
        </table:table-row>
        <table:table-row table:style-name="ro1">
          <table:table-cell table:style-name="ce2" office:value-type="string" calcext:value-type="string">
            <text:p>LET min</text:p>
          </table:table-cell>
          <table:table-cell table:style-name="ce9" table:formula="of:=MIN([.B3:.B6])" office:value-type="float" office:value="0.000015" calcext:value-type="float">
            <text:p>15,0E-06</text:p>
          </table:table-cell>
          <table:table-cell table:formula="of:=MIN([.C3:.C6])" office:value-type="float" office:value="0.000031" calcext:value-type="float">
            <text:p>31,0E-06</text:p>
          </table:table-cell>
          <table:table-cell table:style-name="ce9" table:formula="of:=MIN([.D3:.D6])" office:value-type="float" office:value="0.000015" calcext:value-type="float">
            <text:p>15,0E-06</text:p>
          </table:table-cell>
          <table:table-cell table:style-name="ce9" table:formula="of:=MIN([.E3:.E6])" office:value-type="float" office:value="0.000015" calcext:value-type="float">
            <text:p>15,0E-06</text:p>
          </table:table-cell>
          <table:table-cell table:style-name="ce9" table:formula="of:=MIN([.F3:.F6])" office:value-type="float" office:value="0.000015" calcext:value-type="float">
            <text:p>15,0E-06</text:p>
          </table:table-cell>
          <table:table-cell table:formula="of:=MIN([.G3:.G6])" office:value-type="float" office:value="0.000031" calcext:value-type="float">
            <text:p>31,0E-06</text:p>
          </table:table-cell>
          <table:table-cell table:formula="of:=MIN([.H3:.H6])" office:value-type="float" office:value="0.000031" calcext:value-type="float">
            <text:p>31,0E-06</text:p>
          </table:table-cell>
          <table:table-cell table:style-name="ce9" table:formula="of:=MIN([.I3:.I6])" office:value-type="float" office:value="0.000015" calcext:value-type="float">
            <text:p>15,0E-06</text:p>
          </table:table-cell>
          <table:table-cell table:formula="of:=MIN([.J3:.J6])" office:value-type="float" office:value="0.000031" calcext:value-type="float">
            <text:p>31,0E-06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8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9</text:p>
          </table:table-cell>
        </table:table-row>
        <table:table-row table:style-name="ro1">
          <table:table-cell table:style-name="Default"/>
          <table:table-cell table:style-name="ce16"/>
          <table:table-cell table:number-columns-repeated="5" table:style-name="ce16" office:value-type="float" office:value="15" calcext:value-type="float">
            <text:p>15</text:p>
          </table:table-cell>
          <table:table-cell table:number-columns-repeated="4" table:style-name="ce16" office:value-type="float" office:value="31" calcext:value-type="float">
            <text:p>31</text:p>
          </table:table-cell>
        </table:table-row>
      </table:table>
      <table:table table:name="finFET" table:style-name="ta1">
        <table:shapes>
          <draw:frame draw:z-index="0" draw:style-name="gr1" draw:text-style-name="P1" svg:width="159.99mm" svg:height="89.99mm" svg:x="31.92mm" svg:y="67.64mm">
            <draw:object draw:notify-on-update-of-ranges="finFET.A10:finFET.A10 finFET.B10:finFET.L10 finFET.A11:finFET.A11 finFET.B11:finFET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ET (Linear Energy Transfer)</text:p>
          </table:table-cell>
          <table:covered-table-cell table:style-name="ce1"/>
          <table:covered-table-cell table:number-columns-repeated="8"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95" calcext:value-type="float">
            <text:p>95,0E-06</text:p>
          </table:table-cell>
          <table:table-cell table:style-name="ce8" office:value-type="float" office:value="0.000059" calcext:value-type="float">
            <text:p>59,0E-06</text:p>
          </table:table-cell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67" calcext:value-type="float">
            <text:p>67,0E-06</text:p>
          </table:table-cell>
          <table:table-cell table:number-columns-repeated="2" table:style-name="ce9" office:value-type="float" office:value="0.000095" calcext:value-type="float">
            <text:p>95,0E-06</text:p>
          </table:table-cell>
          <table:table-cell table:style-name="ce9" office:value-type="float" office:value="0.000068" calcext:value-type="float">
            <text:p>68,0E-06</text:p>
          </table:table-cell>
          <table:table-cell table:style-name="ce9" office:value-type="float" office:value="0.000095" calcext:value-type="float">
            <text:p>95,0E-06</text:p>
          </table:table-cell>
          <table:table-cell/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83" calcext:value-type="float">
            <text:p>83,0E-06</text:p>
          </table:table-cell>
          <table:table-cell table:number-columns-repeated="2" table:style-name="ce9" office:value-type="float" office:value="0.000061" calcext:value-type="float">
            <text:p>61,0E-06</text:p>
          </table:table-cell>
          <table:table-cell table:style-name="ce8" office:value-type="float" office:value="0.000061" calcext:value-type="float">
            <text:p>61,0E-06</text:p>
          </table:table-cell>
          <table:table-cell table:number-columns-repeated="2" table:style-name="ce8" office:value-type="float" office:value="0.000083" calcext:value-type="float">
            <text:p>83,0E-06</text:p>
          </table:table-cell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83" calcext:value-type="float">
            <text:p>83,0E-06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83" calcext:value-type="float">
            <text:p>83,0E-06</text:p>
          </table:table-cell>
          <table:table-cell table:style-name="ce9" office:value-type="float" office:value="0.000061" calcext:value-type="float">
            <text:p>61,0E-06</text:p>
          </table:table-cell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61" calcext:value-type="float">
            <text:p>61,0E-06</text:p>
          </table:table-cell>
          <table:table-cell table:number-columns-repeated="2" table:style-name="ce8" office:value-type="float" office:value="0.000083" calcext:value-type="float">
            <text:p>83,0E-06</text:p>
          </table:table-cell>
          <table:table-cell table:style-name="ce9" office:value-type="float" office:value="0.000062" calcext:value-type="float">
            <text:p>62,0E-06</text:p>
          </table:table-cell>
          <table:table-cell table:style-name="ce8" office:value-type="float" office:value="0.000083" calcext:value-type="float">
            <text:p>83,0E-06</text:p>
          </table:table-cell>
          <table:table-cell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95" calcext:value-type="float">
            <text:p>95,0E-06</text:p>
          </table:table-cell>
          <table:table-cell table:style-name="ce10" office:value-type="float" office:value="0.000119" calcext:value-type="float">
            <text:p>119,0E-06</text:p>
          </table:table-cell>
          <table:table-cell table:style-name="ce9" office:value-type="float" office:value="0.000069" calcext:value-type="float">
            <text:p>69,0E-06</text:p>
          </table:table-cell>
          <table:table-cell table:style-name="ce9" office:value-type="float" office:value="0.000067" calcext:value-type="float">
            <text:p>67,0E-06</text:p>
          </table:table-cell>
          <table:table-cell table:number-columns-repeated="2" table:style-name="ce9" office:value-type="float" office:value="0.000095" calcext:value-type="float">
            <text:p>95,0E-06</text:p>
          </table:table-cell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95" calcext:value-type="float">
            <text:p>95,0E-06</text:p>
          </table:table-cell>
          <table:table-cell/>
        </table:table-row>
        <table:table-row table:style-name="ro1">
          <table:table-cell table:style-name="ce7" table:number-columns-repeated="10"/>
          <table:table-cell/>
        </table:table-row>
        <table:table-row table:style-name="ro1">
          <table:table-cell table:style-name="ce2" office:value-type="string" calcext:value-type="string">
            <text:p>LET min</text:p>
          </table:table-cell>
          <table:table-cell table:style-name="ce9" table:formula="of:=MIN([.B3:.B6])" office:value-type="float" office:value="0.000049" calcext:value-type="float">
            <text:p>49,0E-06</text:p>
          </table:table-cell>
          <table:table-cell table:style-name="ce9" table:formula="of:=MIN([.C3:.C6])" office:value-type="float" office:value="0.000083" calcext:value-type="float">
            <text:p>83,0E-06</text:p>
          </table:table-cell>
          <table:table-cell table:style-name="ce9" table:formula="of:=MIN([.D3:.D6])" office:value-type="float" office:value="0.000059" calcext:value-type="float">
            <text:p>59,0E-06</text:p>
          </table:table-cell>
          <table:table-cell table:style-name="ce9" table:formula="of:=MIN([.E3:.E6])" office:value-type="float" office:value="0.000049" calcext:value-type="float">
            <text:p>49,0E-06</text:p>
          </table:table-cell>
          <table:table-cell table:style-name="ce9" table:formula="of:=MIN([.F3:.F6])" office:value-type="float" office:value="0.000061" calcext:value-type="float">
            <text:p>61,0E-06</text:p>
          </table:table-cell>
          <table:table-cell table:style-name="ce9" table:formula="of:=MIN([.G3:.G6])" office:value-type="float" office:value="0.000083" calcext:value-type="float">
            <text:p>83,0E-06</text:p>
          </table:table-cell>
          <table:table-cell table:style-name="ce9" table:formula="of:=MIN([.H3:.H6])" office:value-type="float" office:value="0.000083" calcext:value-type="float">
            <text:p>83,0E-06</text:p>
          </table:table-cell>
          <table:table-cell table:style-name="ce9" table:formula="of:=MIN([.I3:.I6])" office:value-type="float" office:value="0.000049" calcext:value-type="float">
            <text:p>49,0E-06</text:p>
          </table:table-cell>
          <table:table-cell table:style-name="ce9" table:formula="of:=MIN([.J3:.J6])" office:value-type="float" office:value="0.000083" calcext:value-type="float">
            <text:p>83,0E-0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8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9</text:p>
          </table:table-cell>
        </table:table-row>
        <table:table-row table:style-name="ro1">
          <table:table-cell/>
          <table:table-cell table:style-name="ce16"/>
          <table:table-cell table:number-columns-repeated="3" table:style-name="ce16" office:value-type="float" office:value="49" calcext:value-type="float">
            <text:p>49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4" table:style-name="ce16" office:value-type="float" office:value="83" calcext:value-type="float">
            <text:p>83</text:p>
          </table:table-cell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5"/>
          <table:table-cell table:style-name="ce11"/>
          <table:table-cell table:number-columns-repeated="5"/>
        </table:table-row>
      </table:table>
      <table:table table:name="sumary" table:style-name="ta1">
        <table:shapes>
          <draw:frame draw:z-index="0" draw:style-name="gr1" draw:text-style-name="P1" svg:width="159.99mm" svg:height="89.99mm" svg:x="45.94mm" svg:y="88.7mm">
            <draw:object draw:notify-on-update-of-ranges="sumary.A14:sumary.A14 sumary.B14:sumary.L14 sumary.A2:sumary.A2 sumary.B15:sumary.L15 sumary.A5:sumary.A5 sumary.B16:sumary.L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MOS</text:p>
          </table:table-cell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8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9</text:p>
          </table:table-cell>
          <table:table-cell/>
        </table:table-row>
        <table:table-row table:style-name="ro1">
          <table:table-cell/>
          <table:table-cell table:number-columns-repeated="5" table:style-name="ce14" office:value-type="float" office:value="0.000015" calcext:value-type="float">
            <text:p>15,0E-06</text:p>
          </table:table-cell>
          <table:table-cell table:number-columns-repeated="4" table:style-name="ce14" office:value-type="float" office:value="0.000031" calcext:value-type="float">
            <text:p>31,0E-0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FET</text:p>
          </table:table-cell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8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9</text:p>
          </table:table-cell>
          <table:table-cell/>
        </table:table-row>
        <table:table-row table:style-name="ro1">
          <table:table-cell/>
          <table:table-cell table:number-columns-repeated="3" table:style-name="ce14" office:value-type="float" office:value="0.000049" calcext:value-type="float">
            <text:p>49,0E-06</text:p>
          </table:table-cell>
          <table:table-cell table:style-name="ce14" office:value-type="float" office:value="0.000059" calcext:value-type="float">
            <text:p>59,0E-06</text:p>
          </table:table-cell>
          <table:table-cell table:style-name="ce14" office:value-type="float" office:value="0.000061" calcext:value-type="float">
            <text:p>61,0E-06</text:p>
          </table:table-cell>
          <table:table-cell table:number-columns-repeated="4" table:style-name="ce14" office:value-type="float" office:value="0.000083" calcext:value-type="float">
            <text:p>83,0E-0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8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9</text:p>
          </table:table-cell>
          <table:table-cell/>
        </table:table-row>
        <table:table-row table:style-name="ro1">
          <table:table-cell/>
          <table:table-cell table:style-name="ce14" office:value-type="float" office:value="0.000049" calcext:value-type="float">
            <text:p>49,0E-06</text:p>
          </table:table-cell>
          <table:table-cell table:style-name="ce14" office:value-type="float" office:value="0.000059" calcext:value-type="float">
            <text:p>59,0E-06</text:p>
          </table:table-cell>
          <table:table-cell table:style-name="ce14" office:value-type="float" office:value="0.000049" calcext:value-type="float">
            <text:p>49,0E-06</text:p>
          </table:table-cell>
          <table:table-cell table:style-name="ce14" office:value-type="float" office:value="0.000061" calcext:value-type="float">
            <text:p>61,0E-06</text:p>
          </table:table-cell>
          <table:table-cell table:style-name="ce14" office:value-type="float" office:value="0.000049" calcext:value-type="float">
            <text:p>49,0E-06</text:p>
          </table:table-cell>
          <table:table-cell table:number-columns-repeated="4" table:style-name="ce14" office:value-type="float" office:value="0.000083" calcext:value-type="float">
            <text:p>83,0E-06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8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9</text:p>
          </table:table-cell>
        </table:table-row>
        <table:table-row table:style-name="ro1">
          <table:table-cell table:number-columns-repeated="2"/>
          <table:table-cell table:number-columns-repeated="5" table:style-name="ce16" office:value-type="float" office:value="15" calcext:value-type="float">
            <text:p>15</text:p>
          </table:table-cell>
          <table:table-cell table:number-columns-repeated="4" table:style-name="ce16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4" table:style-name="ce16" office:value-type="float" office:value="83" calcext:value-type="float">
            <text:p>83</text:p>
          </table:table-cell>
        </table:table-row>
      </table:table>
      <table:named-expressions/>
      <table:database-ranges>
        <table:database-range table:name="__Anonymous_Sheet_DB__1" table:target-range-address="finFET.B10:finFET.D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8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09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0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11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12">
      <number:scientific-number number:decimal-places="0" loext:min-decimal-places="0" number:min-integer-digits="2" number:min-exponent-digits="2" loext:exponent-interval="2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06:06:27.905097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5-29T06:33:07.591802765</dc:date>
    <meta:editing-duration>P2DT22H50M27S</meta:editing-duration>
    <meta:editing-cycles>9</meta:editing-cycles>
    <meta:generator>LibreOffice/6.0.7.3$Linux_X86_64 LibreOffice_project/00m0$Build-3</meta:generator>
    <meta:document-statistic meta:table-count="3" meta:cell-count="2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dash" draw:stroke-dash="Fine_20_Dashe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05cm" svg:y="0.316cm" chart:style-name="ch2">
          <text:p>LET finFET</text:p>
        </chart:title>
        <chart:plot-area chart:style-name="ch3" table:cell-range-address="finFET.A10:finFET.L11" chart:data-source-has-labels="both" svg:x="1.331cm" svg:y="1.275cm" svg:width="14.349cm" svg:height="6.564cm">
          <chartooo:coordinate-region svg:x="1.952cm" svg:y="1.474cm" svg:width="13.728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finFET.B10:finFET.L10"/>
            <chart:grid chart:style-name="ch6" chart:class="major"/>
          </chart:axis>
          <chart:axis chart:dimension="y" chart:name="primary-y" chart:style-name="ch7">
            <chart:title svg:x="0.451cm" svg:y="4.786cm" chart:style-name="ch8">
              <text:p>ns</text:p>
            </chart:title>
            <chart:grid chart:style-name="ch6" chart:class="major"/>
          </chart:axis>
          <chart:series chart:style-name="ch9" chart:values-cell-range-address="finFET.B11:finFET.L11" chart:label-cell-address="finFET.A11:finFET.A1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10:finFET.L10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4</text:p>
              </table:table-cell>
              <table:table-cell office:value-type="string">
                <text:p>V8</text:p>
              </table:table-cell>
              <table:table-cell office:value-type="string">
                <text:p>V3</text:p>
              </table:table-cell>
              <table:table-cell office:value-type="string">
                <text:p>V5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inFET.A11:finFET.A11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74cm" svg:y="0.316cm" chart:style-name="ch2">
          <text:p>LET CMOS vs finFET</text:p>
        </chart:title>
        <chart:legend chart:legend-position="bottom" svg:x="6.423cm" svg:y="8.401cm" style:legend-expansion="wide" chart:style-name="ch3"/>
        <chart:plot-area chart:style-name="ch4" table:cell-range-address="sumary.A14:sumary.L14 sumary.A2:sumary.A2 sumary.B15:sumary.L16 sumary.A5:sumary.A5" chart:data-source-has-labels="both" svg:x="1.331cm" svg:y="1.275cm" svg:width="14.349cm" svg:height="5.781cm">
          <chartooo:coordinate-region svg:x="1.952cm" svg:y="1.474cm" svg:width="13.728cm" svg:height="4.935cm"/>
          <chart:axis chart:dimension="x" chart:name="primary-x" chart:style-name="ch5" chartooo:axis-type="auto">
            <chartooo:date-scale/>
            <chart:title svg:x="7.535cm" svg:y="7.236cm" chart:style-name="ch6">
              <text:p>XOR version</text:p>
            </chart:title>
            <chart:categories table:cell-range-address="sumary.B14:sumary.L14"/>
            <chart:grid chart:style-name="ch7" chart:class="major"/>
          </chart:axis>
          <chart:axis chart:dimension="y" chart:name="primary-y" chart:style-name="ch8">
            <chart:title svg:x="0.451cm" svg:y="4.394cm" chart:style-name="ch9">
              <text:p>ns</text:p>
            </chart:title>
            <chart:grid chart:style-name="ch7" chart:class="major"/>
          </chart:axis>
          <chart:series chart:style-name="ch10" chart:values-cell-range-address="sumary.B15:sumary.L15" chart:label-cell-address="sumary.A2:sumary.A2" chart:class="chart:line">
            <chart:data-point chart:repeated="11"/>
          </chart:series>
          <chart:series chart:style-name="ch11" chart:values-cell-range-address="sumary.B16:sumary.L16" chart:label-cell-address="sumary.A5:sumary.A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14:sumary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2:sumary.A2</svg:desc>
                </draw:g>
              </table:table-cell>
              <table:table-cell office:value-type="float" office:value="NaN">
                <text:p>NaN</text:p>
                <draw:g>
                  <svg:desc>sumary.B15:sumary.L1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16:sumary.L16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92cm" svg:y="0.316cm" chart:style-name="ch2">
          <text:p>CMOS LET</text:p>
        </chart:title>
        <chart:plot-area chart:style-name="ch3" table:cell-range-address="cmos.A10:cmos.L11" chart:data-source-has-labels="both" svg:x="1.331cm" svg:y="1.275cm" svg:width="14.349cm" svg:height="6.564cm">
          <chartooo:coordinate-region svg:x="1.952cm" svg:y="1.474cm" svg:width="13.728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.B10:cmos.L10"/>
            <chart:grid chart:style-name="ch6" chart:class="major"/>
          </chart:axis>
          <chart:axis chart:dimension="y" chart:name="primary-y" chart:style-name="ch7">
            <chart:title svg:x="0.451cm" svg:y="4.786cm" chart:style-name="ch8">
              <text:p>ns</text:p>
            </chart:title>
            <chart:grid chart:style-name="ch6" chart:class="major"/>
          </chart:axis>
          <chart:series chart:style-name="ch9" chart:values-cell-range-address="cmos.B11:cmos.L11" chart:label-cell-address="cmos.A11:cmos.A1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10:cmos.L10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.A11:cmos.A11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